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8ED6984567FEDA4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af2" officeooo:paragraph-rsid="001a5af2"/>
    </style:style>
    <style:style style:name="T1" style:family="text">
      <style:text-properties officeooo:rsid="001ac9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DAILY CHALLANGE DAY-<text:span text:style-name="T1">3</text:span></text:p>
      <text:p text:style-name="P1"/>
      <text:p text:style-name="P1"/>
      <text:p text:style-name="P1"><draw:frame draw:style-name="fr1" draw:name="Image1" text:anchor-type="char" svg:width="17cm" svg:height="9.64cm" draw:z-index="0"><draw:image xlink:href="Pictures/100000010000073800000418ED6984567FEDA4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6:11:38.413532968</meta:creation-date>
    <dc:date>2023-04-06T16:15:31.856728239</dc:date>
    <meta:editing-duration>PT3M52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" meta:character-count="21" meta:non-whitespace-character-count="19"/>
  </office:meta>
</office:document-meta>
</file>